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eJava.timeoutOccured( Watchdog 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eJava.setJavaCommand( Commandline java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Java.fork( ProjectComponent p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ExecuteJava.setClasspath( Path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Java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Java.setOutput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ecuteJava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xecuteJava.setupCommandLineForVMS( Execute exe , String [ ]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ecuteJava.execute( Project projec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ExecuteJava.setSystemProperties( CommandlineJava . SysProperties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Java.killed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Java.setPermissions( Permissions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